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4.961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0.83cm" fo:min-width="1.66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7.12cm"/>
    </style:style>
    <style:style style:name="gr7" style:family="graphic" style:parent-style-name="standard">
      <style:graphic-properties draw:textarea-horizontal-align="justify" draw:textarea-vertical-align="middle" draw:auto-grow-height="false" fo:min-height="1.465cm" fo:min-width="1.723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6.231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5.207cm" svg:height="2.54cm" svg:x="5.272cm" svg:y="2.397cm">
          <text:p text:style-name="P1">print(‘welcome’)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6.096cm" svg:height="1.524cm" svg:x="4.81cm" svg:y="6.842cm">
          <text:p text:style-name="P1">print(‘python is cool)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461cm" svg:height="0.889cm" svg:x="5.145cm" svg:y="9.509cm">
          <text:p text:style-name="P1">x = 12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461cm" svg:height="1.651cm" svg:x="5.218cm" svg:y="12.303cm">
          <text:p text:style-name="P1">print(x)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4.318cm" svg:height="2.159cm" svg:x="5.699cm" svg:y="14.97cm">
          <text:p text:style-name="P1">x &l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7.62cm" svg:height="0.889cm" svg:x="11.414cm" svg:y="17.129cm">
          <text:p text:style-name="P1">print(‘x is smaller than 10’)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7.62cm" svg:height="0.889cm" svg:x="11.541cm" svg:y="18.653cm">
          <text:p text:style-name="P1">print(‘x is small’)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4.445cm" svg:height="3.429cm" svg:x="5.826cm" svg:y="20.431cm">
          <text:p text:style-name="P1">x &gt; 1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7" draw:id="id7" draw:layer="layout" svg:width="7.62cm" svg:height="0.889cm" svg:x="12.303cm" svg:y="23.352cm">
          <text:p text:style-name="P1">print(‘x is larger than 15’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8" draw:id="id8" draw:layer="layout" svg:width="7.62cm" svg:height="0.889cm" svg:x="12.557cm" svg:y="25.257cm">
          <text:p text:style-name="P1">print(‘x is large’)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6.731cm" svg:height="1.143cm" svg:x="5.191cm" svg:y="27.162cm">
          <text:p text:style-name="P1">Print(‘Done’)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875cm" svg:y1="10.398cm" svg:x2="7.948cm" svg:y2="12.303cm" draw:start-shape="id1" draw:start-glue-point="2" draw:end-shape="id2" draw:end-glue-point="0" svg:d="M7875 10398v952h73v953" svg:viewBox="0 0 74 1906">
          <text:p/>
        </draw:connector>
        <draw:connector draw:style-name="gr9" draw:text-style-name="P1" draw:layer="layout" svg:x1="7.948cm" svg:y1="13.954cm" svg:x2="7.858cm" svg:y2="14.97cm" draw:start-shape="id2" draw:start-glue-point="2" draw:end-shape="id3" draw:end-glue-point="4" svg:d="M7948 13954v507h-90v509" svg:viewBox="0 0 91 1017">
          <text:p/>
        </draw:connector>
        <draw:connector draw:style-name="gr10" draw:text-style-name="P1" draw:layer="layout" svg:x1="10.017cm" svg:y1="16.05cm" svg:x2="15.224cm" svg:y2="17.129cm" draw:start-shape="id3" draw:start-glue-point="7" draw:end-shape="id4" draw:end-glue-point="0" svg:d="M10017 16050h5207v1079" svg:viewBox="0 0 5208 1080">
          <text:p text:style-name="P1">yes</text:p>
        </draw:connector>
        <draw:connector draw:style-name="gr9" draw:text-style-name="P1" draw:layer="layout" svg:x1="15.224cm" svg:y1="18.018cm" svg:x2="15.351cm" svg:y2="18.653cm" draw:start-shape="id4" draw:start-glue-point="2" draw:end-shape="id5" draw:end-glue-point="0" svg:d="M15224 18018v317h127v318" svg:viewBox="0 0 128 636">
          <text:p/>
        </draw:connector>
        <draw:connector draw:style-name="gr10" draw:text-style-name="P1" draw:layer="layout" svg:x1="7.858cm" svg:y1="17.129cm" svg:x2="8.049cm" svg:y2="20.431cm" draw:start-shape="id3" draw:start-glue-point="6" draw:end-shape="id6" draw:end-glue-point="4" svg:d="M7858 17129v1651h191v1651" svg:viewBox="0 0 192 3303">
          <text:p text:style-name="P1">no</text:p>
        </draw:connector>
        <draw:connector draw:style-name="gr9" draw:text-style-name="P1" draw:layer="layout" svg:x1="15.351cm" svg:y1="19.542cm" svg:x2="8.049cm" svg:y2="20.431cm" draw:start-shape="id5" draw:start-glue-point="2" draw:end-shape="id6" draw:end-glue-point="4" svg:d="M15351 19542v500h-4445v-113h-2857v502" svg:viewBox="0 0 7303 890">
          <text:p/>
        </draw:connector>
        <draw:connector draw:style-name="gr10" draw:text-style-name="P1" draw:layer="layout" svg:x1="10.271cm" svg:y1="22.146cm" svg:x2="16.113cm" svg:y2="23.352cm" draw:start-shape="id6" draw:start-glue-point="7" draw:end-shape="id7" draw:end-glue-point="0" svg:d="M10271 22146h5842v1206" svg:viewBox="0 0 5843 1207">
          <text:p text:style-name="P1">yes</text:p>
        </draw:connector>
        <draw:connector draw:style-name="gr9" draw:text-style-name="P1" draw:layer="layout" svg:x1="16.113cm" svg:y1="24.241cm" svg:x2="16.367cm" svg:y2="25.257cm" draw:start-shape="id7" draw:start-glue-point="2" draw:end-shape="id8" draw:end-glue-point="0" svg:d="M16113 24241v507h254v509" svg:viewBox="0 0 255 1017">
          <text:p/>
        </draw:connector>
        <draw:connector draw:style-name="gr9" draw:text-style-name="P1" draw:layer="layout" svg:x1="16.367cm" svg:y1="26.146cm" svg:x2="8.556cm" svg:y2="27.162cm" draw:start-shape="id8" draw:start-glue-point="2" draw:end-shape="id9" draw:end-glue-point="0" svg:d="M16367 26146v507h-7811v509" svg:viewBox="0 0 7812 1017">
          <text:p/>
        </draw:connector>
        <draw:connector draw:style-name="gr10" draw:text-style-name="P1" draw:layer="layout" svg:x1="8.049cm" svg:y1="23.86cm" svg:x2="8.556cm" svg:y2="27.162cm" draw:start-shape="id6" draw:start-glue-point="6" draw:end-shape="id9" draw:end-glue-point="0" svg:d="M8049 23860v1651h507v1651" svg:viewBox="0 0 508 3303">
          <text:p text:style-name="P1">no</text:p>
        </draw:connector>
        <draw:connector draw:style-name="gr9" draw:text-style-name="P1" draw:layer="layout" svg:x1="7.875cm" svg:y1="4.937cm" svg:x2="7.858cm" svg:y2="6.842cm" draw:start-shape="id10" draw:start-glue-point="2" draw:end-shape="id11" svg:d="M7875 4937v953h-17v952" svg:viewBox="0 0 18 1906">
          <text:p/>
        </draw:connector>
        <draw:connector draw:style-name="gr9" draw:text-style-name="P1" draw:layer="layout" svg:x1="7.858cm" svg:y1="8.366cm" svg:x2="7.875cm" svg:y2="9.509cm" draw:start-shape="id11" draw:start-glue-point="2" draw:end-shape="id1" draw:end-glue-point="0" svg:d="M7858 8366v571h17v572" svg:viewBox="0 0 18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taz Saad</meta:initial-creator>
    <meta:creation-date>2019-09-17T13:37:41.102678814</meta:creation-date>
    <dc:date>2019-09-17T13:46:08.369899944</dc:date>
    <dc:creator>Motaz Saad</dc:creator>
    <meta:editing-duration>PT8M27S</meta:editing-duration>
    <meta:editing-cycles>1</meta:editing-cycles>
    <meta:generator>LibreOffice/6.2.6.2$Linux_X86_64 LibreOffice_project/20$Build-2</meta:generator>
    <meta:document-statistic meta:object-count="23"/>
  </office:meta>
</office:document-meta>
</file>